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186.09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Fonctionnalité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i API alors route</text:p>
          </table:table-cell>
          <table:table-cell table:style-name="ce6" table:number-columns-repeated="23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ette fonctionnalité permet de récupérer l'intégralité des films présents dans la base de données</text:p>
          </table:table-cell>
          <table:table-cell table:style-name="ce7" office:value-type="string" calcext:value-type="string">
            <text:p>/api/mov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ette fonctionnalité permet de récupérer l'intégralité des acteurs présents dans la base de données</text:p>
          </table:table-cell>
          <table:table-cell table:style-name="ce5" office:value-type="string" calcext:value-type="string">
            <text:p>/api/acto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ette fonctionnalité permet de récupérer l'intégralité des genres présents dans la base de données</text:p>
          </table:table-cell>
          <table:table-cell table:style-name="ce5" office:value-type="string" calcext:value-type="string">
            <text:p>/api/genr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ette fonctionnalité permet de récupérer les détails d'un film spécifique avec ses acteurs et genres associés</text:p>
          </table:table-cell>
          <table:table-cell table:style-name="ce5" office:value-type="string" calcext:value-type="string">
            <text:p>/api/movies/{id}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ette fonctionnalité permet de récupérer les détails d'un acteur spécifique avec ses films associés</text:p>
          </table:table-cell>
          <table:table-cell table:style-name="ce5" office:value-type="string" calcext:value-type="string">
            <text:p>/api/actors/{id}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ette fonctionnalité permet de récupérer les détails d'un genre spécifique</text:p>
          </table:table-cell>
          <table:table-cell table:style-name="ce5" office:value-type="string" calcext:value-type="string">
            <text:p>/api/genres/{id}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ette fonctionnalité permet de récupérer des statistiques sur la base de données (nombre total de films, acteurs, genres, etc.)</text:p>
          </table:table-cell>
          <table:table-cell table:style-name="ce5" office:value-type="string" calcext:value-type="string">
            <text:p>/api/sta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tte fonctionnalité permet de récupérer un film ou un acteur aléatoire avec ses relations</text:p>
          </table:table-cell>
          <table:table-cell table:style-name="ce5" office:value-type="string" calcext:value-type="string">
            <text:p>/api/rando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tte fonctionnalité permet de récupérer un film aléatoire avec ses détails</text:p>
          </table:table-cell>
          <table:table-cell table:style-name="ce5" office:value-type="string" calcext:value-type="string">
            <text:p>/api/random/movi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tte fonctionnalité permet de récupérer un acteur aléatoire avec ses détails</text:p>
          </table:table-cell>
          <table:table-cell table:style-name="ce5" office:value-type="string" calcext:value-type="string">
            <text:p>/api/random/ac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tte fonctionnalité permet de récupérer un résumé Wikipédia pour un film spécifique</text:p>
          </table:table-cell>
          <table:table-cell table:style-name="ce5" office:value-type="string" calcext:value-type="string">
            <text:p>/api/wikipedia/movie/summary/{id}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tte fonctionnalité permet de récupérer un résumé Wikipédia pour un acteur spécifique</text:p>
          </table:table-cell>
          <table:table-cell table:style-name="ce5" office:value-type="string" calcext:value-type="string">
            <text:p>/api/wikipedia/actor/summary/{id}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tte fonctionnalité permet d'obtenir des indices (année, résumé, photo) pour faciliter les devinettes</text:p>
          </table:table-cell>
          <table:table-cell table:style-name="ce5"/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tte fonctionnalité permet d'afficher les statistiques du joueur (score actuel et meilleur score)</text:p>
          </table:table-cell>
          <table:table-cell table:style-name="ce5"/>
          <table:table-cell table:style-name="ce6" table:number-columns-repeated="23"/>
          <table:table-cell table:number-columns-repeated="998"/>
        </table:table-row>
        <table:table-row table:style-name="ro1" table:number-rows-repeated="2">
          <table:table-cell table:style-name="ce3"/>
          <table:table-cell table:style-name="ce6" table:number-columns-repeated="25"/>
          <table:table-cell table:number-columns-repeated="998"/>
        </table:table-row>
        <table:table-row table:style-name="ro1">
          <table:table-cell table:style-name="ce3"/>
          <table:table-cell/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6" table:number-columns-repeated="25"/>
          <table:table-cell table:number-columns-repeated="998"/>
        </table:table-row>
        <table:table-row table:style-name="ro1">
          <table:table-cell table:style-name="ce3"/>
          <table:table-cell/>
          <table:table-cell table:style-name="ce6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6" table:number-columns-repeated="25"/>
          <table:table-cell table:number-columns-repeated="998"/>
        </table:table-row>
        <table:table-row table:style-name="ro1" table:number-rows-repeated="979">
          <table:table-cell table:style-name="ce3"/>
          <table:table-cell table:style-name="ce6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6.0.5.2$Linux_X86_64 LibreOffice_project/</meta:generator>
  </office:meta>
</office:document-meta>
</file>